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1BD00002497C8DFFF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áctica .- Realiza una prueba de LISTAS como las que se ve en la siguiente imagen</text:p>
      <text:p text:style-name="Standard"/>
      <text:p text:style-name="Standard"><draw:frame draw:style-name="fr1" draw:name="gráficos1" text:anchor-type="paragraph" svg:x="2.536cm" svg:y="0.113cm" svg:width="11.929cm" svg:height="6.6cm" draw:z-index="0"><draw:image xlink:href="Pictures/20000007000041BD00002497C8DFFF19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) La entrega debe incluir los siguientes contenidos:</text:p>
      <text:p text:style-name="P1">- Lista principal de elementos (formato negrita y numerado)</text:p>
      <text:p text:style-name="P1">- Sublistas de la lista principal (formato con punto)</text:p>
      <text:p text:style-name="P1">- Sublistas de las sublistas (numeradas y en cursiva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8T16:15:36.415000000</meta:creation-date>
    <dc:date>2019-09-08T20:06:00.03</dc:date>
    <meta:editing-duration>PT36M1S</meta:editing-duration>
    <meta:editing-cycles>5</meta:editing-cycles>
    <meta:generator>OpenOffice/4.1.6$Win32 OpenOffice.org_project/416m1$Build-9790</meta:generator>
    <meta:document-statistic meta:table-count="0" meta:image-count="1" meta:object-count="0" meta:page-count="1" meta:paragraph-count="5" meta:word-count="51" meta:character-count="300"/>
  </office:meta>
</office:document-meta>
</file>